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6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1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8968" calcext:value-type="float">
            <text:p>51.1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5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3-0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8968" calcext:value-type="float">
            <text:p>51.1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8968" calcext:value-type="float">
            <text:p>51.1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8968" calcext:value-type="float">
            <text:p>51.1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75872" calcext:value-type="float">
            <text:p>49.42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0904" calcext:value-type="float">
            <text:p>49.54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00348387097" calcext:value-type="float">
            <text:p>49.440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9504" calcext:value-type="float">
            <text:p>49.31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6072" calcext:value-type="float">
            <text:p>49.2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03476129032" calcext:value-type="float">
            <text:p>49.140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97976" calcext:value-type="float">
            <text:p>49.1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94278709677" calcext:value-type="float">
            <text:p>49.229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03536" calcext:value-type="float">
            <text:p>49.26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84270967742" calcext:value-type="float">
            <text:p>49.358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80052413793" calcext:value-type="float">
            <text:p>49.38800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52259354839" calcext:value-type="float">
            <text:p>49.2852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04110967742" calcext:value-type="float">
            <text:p>49.230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63152" calcext:value-type="float">
            <text:p>49.1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4896" calcext:value-type="float">
            <text:p>49.07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8024" calcext:value-type="float">
            <text:p>49.14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26495483871" calcext:value-type="float">
            <text:p>49.122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8256" calcext:value-type="float">
            <text:p>49.3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96704516129" calcext:value-type="float">
            <text:p>49.449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68936" calcext:value-type="float">
            <text:p>49.51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48464516129" calcext:value-type="float">
            <text:p>49.714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30088571429" calcext:value-type="float">
            <text:p>49.8730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3233548387" calcext:value-type="float">
            <text:p>49.880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18238709677" calcext:value-type="float">
            <text:p>50.1118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59224827586" calcext:value-type="float">
            <text:p>50.06592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6796" calcext:value-type="float">
            <text:p>50.05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0896" calcext:value-type="float">
            <text:p>50.06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07569032258" calcext:value-type="float">
            <text:p>50.030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7887741936" calcext:value-type="float">
            <text:p>49.9907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674" calcext:value-type="float">
            <text:p>50.096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6069677419" calcext:value-type="float">
            <text:p>50.121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62852" calcext:value-type="float">
            <text:p>50.186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61557419355" calcext:value-type="float">
            <text:p>50.1861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14155555555" calcext:value-type="float">
            <text:p>50.13141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8216774194" calcext:value-type="float">
            <text:p>50.0328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304" calcext:value-type="float">
            <text:p>49.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0568" calcext:value-type="float">
            <text:p>49.57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87277419355" calcext:value-type="float">
            <text:p>49.428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09072" calcext:value-type="float">
            <text:p>49.3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8732903226" calcext:value-type="float">
            <text:p>49.179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86096774194" calcext:value-type="float">
            <text:p>49.0986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3896" calcext:value-type="float">
            <text:p>49.16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5953548387" calcext:value-type="float">
            <text:p>49.3895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276" calcext:value-type="float">
            <text:p>49.70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2949677419" calcext:value-type="float">
            <text:p>49.911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9303" calcext:value-type="float">
            <text:p>50.049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52738064516" calcext:value-type="float">
            <text:p>50.1352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7371428571" calcext:value-type="float">
            <text:p>50.456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4628" calcext:value-type="float">
            <text:p>50.41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1066666667" calcext:value-type="float">
            <text:p>50.468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5924" calcext:value-type="float">
            <text:p>50.4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25" calcext:value-type="float">
            <text:p>50.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8972" calcext:value-type="float">
            <text:p>50.44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5924" calcext:value-type="float">
            <text:p>50.4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3356" calcext:value-type="float">
            <text:p>50.4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1164" calcext:value-type="float">
            <text:p>50.4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36" meta:object-count="0"/>
    <meta:user-defined meta:name="AppVersion">3.0</meta:user-defined>
  </office:meta>
</office:document-meta>
</file>